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icksand" svg:font-family="Quicksand, sans-serif"/>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text-properties officeooo:paragraph-rsid="001a7fe3"/>
    </style:style>
    <style:style style:name="P2" style:family="paragraph" style:parent-style-name="Text_20_body">
      <style:paragraph-properties fo:margin-left="0cm" fo:margin-right="0cm" fo:text-align="justify" style:justify-single-word="false" fo:orphans="2" fo:widows="2" fo:text-indent="0cm" style:auto-text-indent="false"/>
      <style:text-properties officeooo:paragraph-rsid="001c0570"/>
    </style:style>
    <style:style style:name="P3" style:family="paragraph" style:parent-style-name="Text_20_body">
      <style:paragraph-properties fo:margin-left="0cm" fo:margin-right="0cm" fo:text-align="justify" style:justify-single-word="false" fo:orphans="2" fo:widows="2" fo:text-indent="0cm" style:auto-text-indent="false"/>
      <style:text-properties officeooo:paragraph-rsid="001e51ba"/>
    </style:style>
    <style:style style:name="P4" style:family="paragraph" style:parent-style-name="Text_20_body">
      <style:paragraph-properties fo:margin-left="0cm" fo:margin-right="0cm" fo:text-align="justify" style:justify-single-word="false" fo:orphans="2" fo:widows="2" fo:text-indent="0cm" style:auto-text-indent="false"/>
      <style:text-properties officeooo:paragraph-rsid="00132afb"/>
    </style:style>
    <style:style style:name="P5" style:family="paragraph" style:parent-style-name="Text_20_body">
      <style:paragraph-properties fo:margin-left="0cm" fo:margin-right="0cm" fo:text-align="justify" style:justify-single-word="false" fo:orphans="2" fo:widows="2" fo:text-indent="0cm" style:auto-text-indent="false" fo:break-before="page"/>
      <style:text-properties officeooo:paragraph-rsid="00132afb"/>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weight="normal" officeooo:rsid="00132afb" officeooo:paragraph-rsid="00132afb" style:font-weight-asian="normal" style:font-weight-complex="normal"/>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weight="normal" officeooo:rsid="00132afb" officeooo:paragraph-rsid="00218658" style:font-weight-asian="normal" style:font-weight-complex="normal"/>
    </style:style>
    <style:style style:name="P8" style:family="paragraph" style:parent-style-name="Text_20_body" style:list-style-name="L1">
      <style:paragraph-properties fo:margin-left="0cm" fo:margin-right="0cm" fo:text-align="justify" style:justify-single-word="false" fo:orphans="2" fo:widows="2" fo:text-indent="0cm" style:auto-text-indent="false"/>
      <style:text-properties officeooo:paragraph-rsid="00218658"/>
    </style:style>
    <style:style style:name="P9" style:family="paragraph" style:parent-style-name="Text_20_body" style:list-style-name="L1">
      <style:paragraph-properties fo:margin-left="0cm" fo:margin-right="0cm" fo:text-align="justify" style:justify-single-word="false" fo:orphans="2" fo:widows="2" fo:text-indent="0cm" style:auto-text-indent="false"/>
      <style:text-properties fo:font-weight="normal" officeooo:rsid="00132afb" officeooo:paragraph-rsid="00218658" style:font-weight-asian="normal" style:font-weight-complex="normal"/>
    </style:style>
    <style:style style:name="P10" style:family="paragraph" style:parent-style-name="Text_20_body">
      <style:paragraph-properties fo:margin-left="0cm" fo:margin-right="0cm" fo:text-align="justify" style:justify-single-word="false" fo:orphans="2" fo:widows="2" fo:text-indent="0cm" style:auto-text-indent="false"/>
      <style:text-properties fo:font-weight="normal" officeooo:rsid="0014c059" officeooo:paragraph-rsid="0014c059" style:font-weight-asian="normal" style:font-weight-complex="normal"/>
    </style:style>
    <style:style style:name="P11" style:family="paragraph" style:parent-style-name="Text_20_body" style:list-style-name="L2">
      <style:paragraph-properties fo:margin-left="0cm" fo:margin-right="0cm" fo:text-align="justify" style:justify-single-word="false" fo:orphans="2" fo:widows="2" fo:text-indent="0cm" style:auto-text-indent="false"/>
      <style:text-properties fo:font-weight="normal" officeooo:rsid="0014c059" officeooo:paragraph-rsid="0014c059" style:font-weight-asian="normal" style:font-weight-complex="normal"/>
    </style:style>
    <style:style style:name="P12" style:family="paragraph" style:parent-style-name="Text_20_body" style:list-style-name="L3">
      <style:paragraph-properties fo:margin-left="0cm" fo:margin-right="0cm" fo:text-align="justify" style:justify-single-word="false" fo:orphans="2" fo:widows="2" fo:text-indent="0cm" style:auto-text-indent="false"/>
      <style:text-properties officeooo:paragraph-rsid="0014c059"/>
    </style:style>
    <style:style style:name="P13" style:family="paragraph" style:parent-style-name="Text_20_body" style:list-style-name="L3">
      <style:paragraph-properties fo:margin-left="0cm" fo:margin-right="0cm" fo:text-align="justify" style:justify-single-word="false" fo:orphans="2" fo:widows="2" fo:text-indent="0cm" style:auto-text-indent="false"/>
      <style:text-properties fo:font-weight="normal" officeooo:rsid="0014c059" officeooo:paragraph-rsid="0014c059" style:font-weight-asian="normal" style:font-weight-complex="normal"/>
    </style:style>
    <style:style style:name="P14" style:family="paragraph" style:parent-style-name="Text_20_body" style:list-style-name="L3">
      <style:paragraph-properties fo:margin-left="0cm" fo:margin-right="0cm" fo:text-align="justify" style:justify-single-word="false" fo:orphans="2" fo:widows="2" fo:text-indent="0cm" style:auto-text-indent="false"/>
      <style:text-properties fo:font-weight="normal" officeooo:rsid="0016770e" officeooo:paragraph-rsid="0016770e" style:font-weight-asian="normal" style:font-weight-complex="normal"/>
    </style:style>
    <style:style style:name="T1" style:family="text">
      <style:text-properties style:font-name="Liberation Sans" officeooo:rsid="000a178a"/>
    </style:style>
    <style:style style:name="T2" style:family="text">
      <style:text-properties style:font-name="Liberation Sans"/>
    </style:style>
    <style:style style:name="T3" style:family="text">
      <style:text-properties style:font-name="Liberation Sans" fo:font-size="12pt" fo:font-weight="normal" officeooo:rsid="0019620c" style:font-size-asian="12pt" style:font-weight-asian="normal" style:font-size-complex="12pt" style:font-weight-complex="normal"/>
    </style:style>
    <style:style style:name="T4" style:family="text">
      <style:text-properties style:font-name="Liberation Sans" fo:font-size="12pt" fo:font-weight="normal" officeooo:rsid="000bf039" style:font-size-asian="12pt" style:font-weight-asian="normal" style:font-size-complex="12pt" style:font-weight-complex="normal"/>
    </style:style>
    <style:style style:name="T5" style:family="text">
      <style:text-properties style:font-name="Liberation Sans" fo:font-size="12pt" fo:font-weight="normal" officeooo:rsid="001a7fe3" style:font-size-asian="12pt" style:font-weight-asian="normal" style:font-size-complex="12pt" style:font-weight-complex="normal"/>
    </style:style>
    <style:style style:name="T6" style:family="text">
      <style:text-properties style:font-name="Liberation Sans" fo:font-size="12pt" fo:font-weight="normal" officeooo:rsid="001e51ba" style:font-size-asian="12pt" style:font-weight-asian="normal" style:font-size-complex="12pt" style:font-weight-complex="normal"/>
    </style:style>
    <style:style style:name="T7" style:family="text">
      <style:text-properties style:font-name="Liberation Sans" fo:font-size="12pt" fo:font-weight="normal" officeooo:rsid="001c0570" style:font-size-asian="12pt" style:font-weight-asian="normal" style:font-size-complex="12pt" style:font-weight-complex="normal"/>
    </style:style>
    <style:style style:name="T8" style:family="text">
      <style:text-properties style:font-name="Liberation Sans" fo:font-size="12pt" fo:font-weight="normal" officeooo:rsid="00130014" style:font-size-asian="12pt" style:font-weight-asian="normal" style:font-size-complex="12pt" style:font-weight-complex="normal"/>
    </style:style>
    <style:style style:name="T9" style:family="text">
      <style:text-properties style:font-name="Liberation Sans" fo:font-size="12pt" fo:font-weight="normal" officeooo:rsid="001c5aed" style:font-size-asian="12pt" style:font-weight-asian="normal" style:font-size-complex="12pt" style:font-weight-complex="normal"/>
    </style:style>
    <style:style style:name="T10" style:family="text">
      <style:text-properties style:font-name="Liberation Sans" fo:font-size="12pt" fo:font-weight="normal" officeooo:rsid="0020dde9" style:font-size-asian="12pt" style:font-weight-asian="normal" style:font-size-complex="12pt" style:font-weight-complex="normal"/>
    </style:style>
    <style:style style:name="T11" style:family="text">
      <style:text-properties style:font-name="Liberation Sans" fo:font-weight="bold" officeooo:rsid="00132afb" style:font-weight-asian="bold" style:font-weight-complex="bold"/>
    </style:style>
    <style:style style:name="T12" style:family="text">
      <style:text-properties officeooo:rsid="0020dde9"/>
    </style:style>
    <style:style style:name="T13" style:family="text">
      <style:text-properties officeooo:rsid="00218658"/>
    </style:style>
    <style:style style:name="T14" style:family="text">
      <style:text-properties officeooo:rsid="0014c059"/>
    </style:style>
    <style:style style:name="T15" style:family="text">
      <style:text-properties fo:font-weight="normal" officeooo:rsid="00132afb" style:font-weight-asian="normal" style:font-weight-complex="normal"/>
    </style:style>
    <style:style style:name="T16" style:family="text">
      <style:text-properties officeooo:rsid="0016770e"/>
    </style:style>
    <style:style style:name="T17" style:family="text">
      <style:text-properties fo:font-weight="normal" officeooo:rsid="0014c059"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xt:span text:style-name="T1">2. P</text:span></text:span><text:span text:style-name="Strong_20_Emphasis"><text:span text:style-name="T2">résentation de l’entreprise </text:span></text:span><text:span text:style-name="Strong_20_Emphasis"><text:span text:style-name="T1">étudiée et</text:span></text:span><text:span text:style-name="Strong_20_Emphasis"><text:span text:style-name="T2"> ses besoins</text:span></text:span></text:h>
      <text:p text:style-name="P1"><text:span text:style-name="Strong_20_Emphasis"><text:span text:style-name="T3">Fripkill</text:span></text:span><text:span text:style-name="Strong_20_Emphasis"><text:span text:style-name="T4"> est un magasin spécialisé dans la vente de vêtements d’occasion fonctionnant sur un modèle similaire à des enseignes comme Fringokilo ou Kilo-shop.</text:span></text:span></text:p>
      <text:p text:style-name="P1"><text:span text:style-name="Strong_20_Emphasis"><text:span text:style-name="T5">En effet, </text:span></text:span><text:span text:style-name="Strong_20_Emphasis"><text:span text:style-name="T6">cet enseigne</text:span></text:span><text:span text:style-name="Strong_20_Emphasis"><text:span text:style-name="T3"> </text:span></text:span><text:span text:style-name="Strong_20_Emphasis"><text:span text:style-name="T5">ramasse</text:span></text:span><text:span text:style-name="Strong_20_Emphasis"><text:span text:style-name="T3"> les vêtements présents dans les différentes bennes de collecte de la ville </text:span></text:span><text:span text:style-name="Strong_20_Emphasis"><text:span text:style-name="T5">et </text:span></text:span><text:span text:style-name="Strong_20_Emphasis"><text:span text:style-name="T7">les mets à disposition de leurs clients.</text:span></text:span><text:span text:style-name="Strong_20_Emphasis"><text:span text:style-name="T5"> Le prix des vêtements dépend de leurs poids et de leur type. </text:span></text:span><text:span text:style-name="Strong_20_Emphasis"><text:span text:style-name="T7">Aussi, Fripkill applique une réduction selon la quantité totale achetée par le client, défini par la catégorie dans lequel il fait partie (léger, lourd ou méga lourd).</text:span></text:span></text:p>
      <text:p text:style-name="P1"><text:span text:style-name="Strong_20_Emphasis"><text:span text:style-name="T8">Le développement d’un système d’information permettra à </text:span></text:span><text:span text:style-name="Strong_20_Emphasis"><text:span text:style-name="T3">Fripkill</text:span></text:span><text:span text:style-name="Strong_20_Emphasis"><text:span text:style-name="T8"> d’optimiser sa gestion.</text:span></text:span><text:span text:style-name="Strong_20_Emphasis"><text:span text:style-name="T6">Il est donc nécessaire de mettre </text:span></text:span><text:span text:style-name="Strong_20_Emphasis"><text:span text:style-name="T8">en place d’une base de données </text:span></text:span><text:span text:style-name="Strong_20_Emphasis"><text:span text:style-name="T7">qui </text:span></text:span><text:span text:style-name="Strong_20_Emphasis"><text:span text:style-name="T8">doit contenir les informations pertinentes concernant l’activité de l’entreprise </text:span></text:span><text:span text:style-name="Strong_20_Emphasis"><text:span text:style-name="T6">et</text:span></text:span><text:span text:style-name="Strong_20_Emphasis"><text:span text:style-name="T8"> </text:span></text:span><text:span text:style-name="Strong_20_Emphasis"><text:span text:style-name="T5">qui </text:span></text:span><text:span text:style-name="Strong_20_Emphasis"><text:span text:style-name="T6">permettra </text:span></text:span><text:span text:style-name="Strong_20_Emphasis"><text:span text:style-name="T5">de répondre à ses besoins</text:span></text:span><text:span text:style-name="Strong_20_Emphasis"><text:span text:style-name="T8">.</text:span></text:span></text:p>
      <text:p text:style-name="P1"><text:span text:style-name="Strong_20_Emphasis"><text:span text:style-name="T5">Tout d’abord, le système d’information devra permettre à Fripkill d’améliorer la gestion de son système de collecte. </text:span></text:span><text:span text:style-name="Strong_20_Emphasis"><text:span text:style-name="T7">En effet, il est pertinent d’optimiser à la fois la fréquence de collecte selon la vitesse de remplissage des bennes (observé grâce aux quantités ramassées) mais aussi les circuits de collecte via les distances entre les différentes bennes et le magasin.</text:span></text:span></text:p>
      <text:p text:style-name="P2"><text:span text:style-name="Strong_20_Emphasis"><text:span text:style-name="T6">S</text:span></text:span><text:span text:style-name="Strong_20_Emphasis"><text:span text:style-name="T9">tocker les informations concernant les clients permet de faire de la publicité ciblée et de mieux s'adapter à leur profil. Connaître sa clientèle, notamment son origine géographique et son âge, est essentiel pour comprendre ses attentes et </text:span></text:span><text:span text:style-name="Strong_20_Emphasis"><text:span text:style-name="T10">s’adapter à ses besoins.</text:span></text:span></text:p>
      <text:p text:style-name="P3"><text:span text:style-name="Strong_20_Emphasis"><text:span text:style-name="T6">Aussi, l’historique des achats est très important pour analyser l’évolution du volume de ventes durant l’année et ainsi ajuster les réductions par exemples. Grâce à cette donnée, il est aussi possible de faire du mailing personnalisé par client selon ses habitudes d’achat.</text:span></text:span></text:p>
      <text:p text:style-name="P4"><text:span text:style-name="Strong_20_Emphasis"><text:span text:style-name="T11"/></text:span></text:p>
      <text:p text:style-name="P5"><text:span text:style-name="Strong_20_Emphasis"><text:span text:style-name="T11">3. Une synthèse des données pertinentes qui pourraient être utiles pour l’activité de l’organisation/entreprise.</text:span></text:span></text:p>
      <text:p text:style-name="P6">Pour répondre aux besoins <text:span text:style-name="T12">formulés plus haut</text:span>, nous avons défini <text:span text:style-name="T13">la liste</text:span> <text:span text:style-name="T14">d’informations</text:span> qui devront êtres présent dans la base de données.</text:p>
      <text:p text:style-name="P7">Concernant le système de collecte, les informations nécessaires sont :</text:p>
      <text:list text:style-name="L1">
        <text:list-item>
          <text:p text:style-name="P8"><text:span text:style-name="T15">date de ramassage</text:span></text:p>
        </text:list-item>
        <text:list-item>
          <text:p text:style-name="P9">distance entre les bennes et le magasin</text:p>
        </text:list-item>
        <text:list-item>
          <text:p text:style-name="P9">distances entre les bennes</text:p>
        </text:list-item>
        <text:list-item>
          <text:p text:style-name="P9">quantité de vêtements gardé après le tri (en kg) <text:span text:style-name="T16">par type de vêtements</text:span></text:p>
        </text:list-item>
      </text:list>
      <text:p text:style-name="P10">Concernant les clients de Fripkill, les informations nécessaires sont :</text:p>
      <text:list text:style-name="L2">
        <text:list-item>
          <text:p text:style-name="P11">nom</text:p>
        </text:list-item>
        <text:list-item>
          <text:p text:style-name="P11">prénom</text:p>
        </text:list-item>
        <text:list-item>
          <text:p text:style-name="P11">date de naissance</text:p>
        </text:list-item>
        <text:list-item>
          <text:p text:style-name="P11">numéro de téléphone</text:p>
        </text:list-item>
        <text:list-item>
          <text:p text:style-name="P11">adresse mail</text:p>
        </text:list-item>
        <text:list-item>
          <text:p text:style-name="P11">adresse physique</text:p>
        </text:list-item>
        <text:list-item>
          <text:p text:style-name="P11">catégorie du client (léger, lourd ou méga lourd)</text:p>
        </text:list-item>
      </text:list>
      <text:p text:style-name="P10">Pour conserver l’historique des achats il faut, pour chaque achat :</text:p>
      <text:list text:style-name="L3">
        <text:list-item>
          <text:p text:style-name="P12"><text:span text:style-name="T17">la date</text:span></text:p>
        </text:list-item>
        <text:list-item>
          <text:p text:style-name="P13">la quantité pour chaque type de vêtements <text:span text:style-name="T16">et donc aussi le prix au kilo pour chaque type de vêtements</text:span></text:p>
        </text:list-item>
        <text:list-item>
          <text:p text:style-name="P14">la réduction appliquée et donc aussi le pourcentage de réduction selon le type de vêtements et la catégorie du client</text:p>
        </text:list-item>
        <text:list-item>
          <text:p text:style-name="P14">le prix total</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icksand" svg:font-family="Quicksand,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3:50:14.537097387</meta:creation-date>
    <dc:date>2024-11-08T00:47:09.973746011</dc:date>
    <meta:editing-duration>PT2H25M12S</meta:editing-duration>
    <meta:editing-cycles>5</meta:editing-cycles>
    <meta:generator>LibreOffice/24.8.1.2$Linux_X86_64 LibreOffice_project/480$Build-2</meta:generator>
    <meta:document-statistic meta:table-count="0" meta:image-count="0" meta:object-count="0" meta:page-count="2" meta:paragraph-count="27" meta:word-count="449" meta:character-count="2761" meta:non-whitespace-character-count="2354"/>
  </office:meta>
</office:document-meta>
</file>